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C000001FC068694E186C3BC87.png" manifest:media-type="image/png"/>
  <manifest:file-entry manifest:full-path="Pictures/10000000000003B60000022ABBEA21F149495DCF.png" manifest:media-type="image/png"/>
  <manifest:file-entry manifest:full-path="Pictures/10000000000003B60000022AA487C6B1C2780025.png" manifest:media-type="image/png"/>
  <manifest:file-entry manifest:full-path="Pictures/1000020100000318000001FCC33948DC1D5BC6BA.png" manifest:media-type="image/png"/>
  <manifest:file-entry manifest:full-path="Pictures/10000201000002F9000001FC97DE99B4815099B9.png" manifest:media-type="image/png"/>
  <manifest:file-entry manifest:full-path="Pictures/1000020100000318000001FC395C10D0430E8E13.png" manifest:media-type="image/png"/>
  <manifest:file-entry manifest:full-path="Pictures/10000000000003B60000022AA00B4AE8C00BD0A6.png" manifest:media-type="image/png"/>
  <manifest:file-entry manifest:full-path="Pictures/10000000000003B60000022A1C4172C90BF6CEF7.png" manifest:media-type="image/png"/>
  <manifest:file-entry manifest:full-path="Pictures/1000020100000318000001FCAF24AE92CAD2A333.png" manifest:media-type="image/png"/>
  <manifest:file-entry manifest:full-path="Pictures/1000020100000318000001FF7815889C006D0BE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1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1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48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9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L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he 12 regions represented by marker</text:p>
              </text:list-item>
            </text:list>
          </draw:text-box>
        </draw:frame>
        <draw:frame draw:style-name="gr1" draw:text-style-name="P1" draw:layer="layout" svg:width="13.471cm" svg:height="7.856cm" svg:x="13.716cm" svg:y="6.921cm">
          <draw:image xlink:href="Pictures/10000000000003B60000022AA487C6B1C2780025.png" xlink:type="simple" xlink:show="embed" xlink:actuate="onLoad">
            <text:p/>
          </draw:image>
        </draw:frame>
        <draw:frame draw:style-name="gr1" draw:text-style-name="P1" draw:layer="layout" svg:width="13.395cm" svg:height="7.811cm" svg:x="0.762cm" svg:y="6.921cm">
          <draw:image xlink:href="Pictures/10000000000003B60000022ABBEA21F149495DCF.png" xlink:type="simple" xlink:show="embed" xlink:actuate="onLoad">
            <text:p/>
          </draw:image>
        </draw:frame>
        <draw:frame draw:style-name="gr2" draw:text-style-name="P2" draw:layer="layout" svg:width="8.114cm" svg:height="0.962cm" svg:x="2.286cm" svg:y="6.912cm">
          <draw:text-box>
            <text:p>3 x 3 times cross validation</text:p>
          </draw:text-box>
        </draw:frame>
        <draw:frame draw:style-name="gr3" draw:text-style-name="P2" draw:layer="layout" svg:width="16.504cm" svg:height="2.232cm" svg:x="15.754cm" svg:y="6.15cm">
          <draw:text-box>
            <text:p>Training on two alternating years </text:p>
            <text:p>and testing on the other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RF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ier skill scores for lightning occurrence in cross validation, three node size settings</text:p>
              </text:list-item>
            </text:list>
          </draw:text-box>
        </draw:frame>
        <draw:frame draw:style-name="gr1" draw:text-style-name="P1" draw:layer="layout" svg:width="11.584cm" svg:height="7.43cm" svg:x="15.494cm" svg:y="7.874cm">
          <draw:image xlink:href="Pictures/1000020100000318000001FCC33948DC1D5BC6BA.png" xlink:type="simple" xlink:show="embed" xlink:actuate="onLoad">
            <text:p/>
          </draw:image>
        </draw:frame>
        <draw:frame draw:style-name="gr1" draw:text-style-name="P1" draw:layer="layout" svg:width="11.155cm" svg:height="7.155cm" svg:x="1.799cm" svg:y="7.831cm">
          <draw:image xlink:href="Pictures/1000020100000318000001FC395C10D0430E8E13.png" xlink:type="simple" xlink:show="embed" xlink:actuate="onLoad">
            <text:p/>
          </draw:image>
        </draw:frame>
        <draw:frame draw:style-name="gr5" draw:text-style-name="P2" draw:layer="layout" svg:width="2.818cm" svg:height="0.962cm" svg:x="4.553cm" svg:y="7.366cm">
          <draw:text-box>
            <text:p>Mtry = 2</text:p>
          </draw:text-box>
        </draw:frame>
        <draw:frame draw:style-name="gr6" draw:text-style-name="P2" draw:layer="layout" svg:width="3.169cm" svg:height="0.962cm" svg:x="19.558cm" svg:y="7.366cm">
          <draw:text-box>
            <text:p>Mtry = 10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RF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ier skill scores for lightning occurrence in cross validation, three mtry settings</text:p>
              </text:list-item>
            </text:list>
          </draw:text-box>
        </draw:frame>
        <draw:frame draw:style-name="gr1" draw:text-style-name="P1" draw:layer="layout" svg:width="12.753cm" svg:height="8.18cm" svg:x="1.27cm" svg:y="7.112cm">
          <draw:image xlink:href="Pictures/1000020100000318000001FCAF24AE92CAD2A333.png" xlink:type="simple" xlink:show="embed" xlink:actuate="onLoad">
            <text:p/>
          </draw:image>
        </draw:frame>
        <draw:frame draw:style-name="gr1" draw:text-style-name="P1" draw:layer="layout" svg:width="12.991cm" svg:height="8.382cm" svg:x="14.441cm" svg:y="6.858cm">
          <draw:image xlink:href="Pictures/1000020100000318000001FF7815889C006D0BE5.png" xlink:type="simple" xlink:show="embed" xlink:actuate="onLoad">
            <text:p/>
          </draw:image>
        </draw:frame>
        <draw:frame draw:style-name="gr7" draw:text-style-name="P4" draw:layer="layout" svg:width="4.397cm" svg:height="0.962cm" svg:x="2.794cm" svg:y="6.35cm">
          <draw:text-box>
            <text:p><text:span text:style-name="T1">Node size = 3</text:span></text:p>
          </draw:text-box>
        </draw:frame>
        <draw:frame draw:style-name="gr8" draw:text-style-name="P4" draw:layer="layout" svg:width="4.748cm" svg:height="0.962cm" svg:x="17.272cm" svg:y="6.35cm">
          <draw:text-box>
            <text:p><text:span text:style-name="T1">Node size = 15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LR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cluding a.o. Richardson number (6 in total)</text:p>
              </text:list-item>
            </text:list>
          </draw:text-box>
        </draw:frame>
        <draw:frame draw:style-name="gr1" draw:text-style-name="P1" draw:layer="layout" svg:width="11.938cm" svg:height="6.961cm" svg:x="0.762cm" svg:y="8.382cm">
          <draw:image xlink:href="Pictures/10000000000003B60000022A1C4172C90BF6CEF7.png" xlink:type="simple" xlink:show="embed" xlink:actuate="onLoad">
            <text:p/>
          </draw:image>
        </draw:frame>
        <draw:frame draw:style-name="gr9" draw:text-style-name="P6" draw:layer="layout" svg:width="14.977cm" svg:height="8.733cm" svg:x="12.709cm" svg:y="6.253cm">
          <draw:image xlink:href="Pictures/10000000000003B60000022AA00B4AE8C00BD0A6.png" xlink:type="simple" xlink:show="embed" xlink:actuate="onLoad">
            <text:p/>
          </draw:image>
        </draw:frame>
        <draw:frame draw:style-name="gr10" draw:text-style-name="P2" draw:layer="layout" svg:width="6.348cm" svg:height="0.962cm" svg:x="2.032cm" svg:y="8.128cm">
          <draw:text-box>
            <text:p>Cross validation sets</text:p>
          </draw:text-box>
        </draw:frame>
        <draw:frame draw:style-name="gr10" draw:text-style-name="P2" draw:layer="layout" svg:width="12.135cm" svg:height="1.673cm" svg:x="15.748cm" svg:y="5.693cm">
          <draw:text-box>
            <text:p>Brier skill score vs. number of predictors, </text:p>
            <text:p>Trained on two and tested on one year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limatology of intensiti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Distribution of intensities through the year</text:p>
              </text:list-item>
            </text:list>
          </draw:text-box>
        </draw:frame>
        <draw:frame draw:style-name="gr11" draw:text-style-name="P2" draw:layer="layout" svg:width="8.99cm" svg:height="0.962cm" svg:x="19.05cm" svg:y="6.35cm">
          <draw:text-box>
            <text:p>Ungrouped months, same plot</text:p>
          </draw:text-box>
        </draw:frame>
        <draw:frame draw:style-name="gr1" draw:text-style-name="P1" draw:layer="layout" svg:width="7.339cm" svg:height="4.984cm" svg:x="19.839cm" svg:y="8.89cm">
          <draw:image xlink:href="Pictures/10000201000002EC000001FC068694E186C3BC87.png" xlink:type="simple" xlink:show="embed" xlink:actuate="onLoad">
            <text:p/>
          </draw:image>
        </draw:frame>
        <draw:frame draw:style-name="gr1" draw:text-style-name="P1" draw:layer="layout" svg:width="14.478cm" svg:height="9.664cm" svg:x="1.016cm" svg:y="5.142cm">
          <draw:image xlink:href="Pictures/10000201000002F9000001FC97DE99B4815099B9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ues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f I understood correctly, the dates in ECMWF files were dates for which the forecast was valid?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09:21:53.963841403</meta:creation-date>
    <dc:date>2019-01-23T11:42:06.478325115</dc:date>
    <meta:editing-duration>PT1H51M20S</meta:editing-duration>
    <meta:editing-cycles>24</meta:editing-cycles>
    <meta:generator>LibreOffice/6.0.6.2$Linux_X86_64 LibreOffice_project/00$Build-2</meta:generator>
    <meta:document-statistic meta:object-count="64"/>
  </office:meta>
</office:document-meta>
</file>